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gr7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6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4pt" style:font-size-complex="14pt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4pt" fo:letter-spacing="0.06cm" fo:text-shadow="1pt 1pt" style:font-size-asian="18pt" style:font-size-complex="18pt"/>
    </style:style>
    <style:style style:name="T3" style:family="text">
      <style:text-properties fo:font-size="9pt" fo:letter-spacing="0.06cm" fo:text-shadow="1pt 1pt" style:font-size-asian="11pt" style:font-size-complex="11pt"/>
    </style:style>
    <style:style style:name="T4" style:family="text">
      <style:text-properties fo:font-size="9pt" fo:letter-spacing="0.06cm" fo:text-shadow="none" style:font-size-asian="11pt" style:font-size-complex="11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etter-spacing="0.06cm" style:font-size-asian="18pt" style:font-size-complex="18pt"/>
    </style:style>
    <style:style style:name="T10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312cm" svg:height="5.234cm" draw:transform="skewX (0.000174532925199393) rotate (0.471937029739267) translate (5.706cm 0.9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2" draw:text-style-name="P2" draw:layer="layout" svg:width="2.085cm" svg:height="5.23cm" draw:transform="skewX (0.0586430628670095) rotate (0.476300352869253) translate (6.05270102908335cm 0.740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3" draw:text-style-name="P3" draw:layer="layout" svg:width="0.381cm" svg:height="0.889cm" draw:transform="rotate (-0.38467056713955) translate (8.669cm 4.439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4" draw:text-style-name="P5" draw:layer="layout" svg:width="3.429cm" svg:height="1.651cm" svg:x="0.751cm" svg:y="2.715cm">
              <draw:text-box>
                <text:p text:style-name="P4"><text:span text:style-name="T1"><text:s text:c="3"/></text:span><text:span text:style-name="T2">P</text:span><text:span text:style-name="T3">phase <text:s text:c="2"/></text:span><text:span text:style-name="T4">Transition</text:span></text:p>
              </draw:text-box>
            </draw:frame>
            <draw:frame draw:style-name="gr5" draw:text-style-name="P7" draw:layer="layout" svg:width="5.588cm" svg:height="1.016cm" svg:x="3.926cm" svg:y="8.049cm">
              <draw:text-box>
                <text:p text:style-name="P6"><text:span text:style-name="T5">Inverse </text:span><text:span text:style-name="T5">Density</text:span></text:p>
              </draw:text-box>
            </draw:frame>
            <draw:frame draw:style-name="gr6" draw:text-style-name="P8" draw:layer="layout" svg:width="7.747cm" svg:height="1.505cm" draw:transform="rotate (1.5707963267949) translate (0.37cm 8.811cm)">
              <draw:text-box>
                <text:p text:style-name="P4"><text:span text:style-name="T6"><text:s text:c="12"/></text:span><text:span text:style-name="T6">Pre</text:span><text:span text:style-name="T7">ssu</text:span><text:span text:style-name="T6">re</text:span></text:p>
              </draw:text-box>
            </draw:frame>
            <draw:g>
              <draw:custom-shape draw:style-name="gr7" draw:text-style-name="P1" draw:layer="layout" svg:width="2.424cm" svg:height="5.096cm" draw:transform="rotate (0.572817060504539) translate (4.858cm 1.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8" draw:text-style-name="P2" draw:layer="layout" svg:width="2.54cm" svg:height="4.896cm" draw:transform="skewX (0.00610865238198023) rotate (0.819606616736537) translate (4.7289062701785cm 2.702687480329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custom-shape draw:style-name="gr9" draw:text-style-name="P1" draw:layer="layout" svg:width="5.461cm" svg:height="5.207cm" svg:x="3.942cm" svg:y="0.8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2" draw:layer="layout" svg:x1="5.974cm" svg:y1="3.604cm" svg:x2="5.974cm" svg:y2="6.398cm">
              <text:p/>
            </draw:line>
            <draw:line draw:style-name="gr10" draw:text-style-name="P2" draw:layer="layout" svg:x1="7.117cm" svg:y1="3.604cm" svg:x2="3.688cm" svg:y2="3.604cm">
              <text:p/>
            </draw:line>
            <draw:line draw:style-name="gr10" draw:text-style-name="P2" draw:layer="layout" svg:x1="7.117cm" svg:y1="3.604cm" svg:x2="7.117cm" svg:y2="6.398cm">
              <text:p/>
            </draw:line>
            <draw:frame draw:style-name="gr11" draw:text-style-name="P9" draw:layer="layout" svg:width="3.429cm" svg:height="1.778cm" svg:x="4.069cm" svg:y="2.334cm">
              <draw:text-box>
                <text:p><text:span text:style-name="T8">Solid</text:span></text:p>
              </draw:text-box>
            </draw:frame>
            <draw:frame draw:style-name="gr4" draw:text-style-name="P9" draw:layer="layout" svg:width="3.429cm" svg:height="1.651cm" svg:x="6.482cm" svg:y="1.318cm">
              <draw:text-box>
                <text:p text:style-name="P10"><text:span text:style-name="T8">Liquid</text:span></text:p>
              </draw:text-box>
            </draw:frame>
            <draw:g>
              <draw:frame draw:style-name="gr11" draw:text-style-name="P11" draw:layer="layout" svg:width="3.429cm" svg:height="1.778cm" svg:x="5.45cm" svg:y="6.398cm">
                <draw:text-box>
                  <text:p><text:span text:style-name="T8"><text:s/></text:span><text:span text:style-name="T5">1</text:span><text:span text:style-name="T8"> <text:s/></text:span><text:span text:style-name="T8"><text:s text:c="2"/></text:span><text:span text:style-name="T8"><text:s text:c="2"/></text:span><text:span text:style-name="T8"><text:s/></text:span><text:span text:style-name="T5">1</text:span></text:p>
                  <text:p><text:span text:style-name="T9">n</text:span><text:span text:style-name="T10">S</text:span><text:span text:style-name="T8"> <text:s/></text:span><text:span text:style-name="T8"><text:s text:c="2"/></text:span><text:span text:style-name="T8"><text:s/></text:span><text:span text:style-name="T9">n</text:span><text:span text:style-name="T10">L</text:span></text:p>
                </draw:text-box>
              </draw:frame>
              <draw:line draw:style-name="gr10" draw:text-style-name="P2" draw:layer="layout" svg:x1="5.577cm" svg:y1="7.143cm" svg:x2="6.339cm" svg:y2="7.143cm">
                <text:p/>
              </draw:line>
              <draw:line draw:style-name="gr10" draw:text-style-name="P2" draw:layer="layout" svg:x1="6.847cm" svg:y1="7.143cm" svg:x2="7.609cm" svg:y2="7.143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8T21:47:10.538693486</dc:date>
    <meta:editing-duration>PT1H43M1S</meta:editing-duration>
    <meta:editing-cycles>39</meta:editing-cycles>
    <meta:generator>LibreOffice/6.1.5.2$Linux_X86_64 LibreOffice_project/10$Build-2</meta:generator>
    <meta:document-statistic meta:object-count="23"/>
  </office:meta>
</office:document-meta>
</file>